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text-properties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P100" style:parent-style-name="Standard" style:family="paragraph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<text:s text:c="3"/>CRUZ CARLON JUAN ALFREDO M.C.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TableContents"/>
            <text:p text:style-name="TableContents"/>
            <text:p text:style-name="TableContents"><text:s/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TableContents"><text:s text:c="5"/>1127</text:p>
            <text:p text:style-name="TableContents"/>
            <text:p text:style-name="TableContents"/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/>
            <text:p text:style-name="TableContents"><text:s text:c="5"/>2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TableContents">DESPOUYS PASCUAL PAUL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>2018-1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/>
            <text:p text:style-name="P87">1 /09/2017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/>
      <text:soft-page-break/>
      <text:p text:style-name="P100"><text:tab/><text:tab/><text:tab/><text:tab/><text:tab/>CALIFICACIÓN: __________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PASCUALV</dc:creator>
    <meta:creation-date>2017-08-31T02:42:00Z</meta:creation-date>
    <dc:date>2017-08-31T02:42:00Z</dc:date>
    <meta:template xlink:href="Normal" xlink:type="simple"/>
    <meta:editing-cycles>2</meta:editing-cycles>
    <meta:editing-duration>PT0S</meta:editing-duration>
    <meta:document-statistic meta:page-count="2" meta:paragraph-count="1" meta:word-count="66" meta:character-count="428" meta:row-count="3" meta:non-whitespace-character-count="363"/>
  </office:meta>
</office:document-meta>
</file>